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e70" officeooo:paragraph-rsid="00087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iskeluhyvinvointi</text:p>
      <text:p text:style-name="P1">- Nukun ihan ok, joskus, syön aika hyvin ja liikun, tosin haluaisin liikkua enemmän ja tulenkin muuttamaan sitä tuotapikaa</text:p>
      <text:p text:style-name="P1">- Yleinen vointi ihan ok, keskimäärin olen saanut tehtävät tehtyä ja opinnot ovat edenneet. Vapaa-aikaakin on, tosin se saanko palauduttua on aivan toinen asia</text:p>
      <text:p text:style-name="P1">- Oma koti ei edistä opiskeluani. Tilaa on liian vähän ja ympäristö tuntuu vain häiritsevän. Lipastolla taas häly on niin suuri monissa kolkissa ettei saa keskittyä. Pakon edessä saan opiskeltua missä vaan, mutta mieluista opiskelupaikkaa ei ole vielä löytyny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14:03:20.135972589</meta:creation-date>
    <dc:date>2025-01-02T14:07:41.141730194</dc:date>
    <meta:editing-duration>PT4M22S</meta:editing-duration>
    <meta:editing-cycles>1</meta:editing-cycles>
    <meta:document-statistic meta:table-count="0" meta:image-count="0" meta:object-count="0" meta:page-count="1" meta:paragraph-count="4" meta:word-count="83" meta:character-count="560" meta:non-whitespace-character-count="481"/>
    <meta:generator>LibreOffice/24.2.7.2$Linux_X86_64 LibreOffice_project/420$Build-2</meta:generator>
  </office:meta>
</office:document-meta>
</file>